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4E0000000000000000DB8080F90BBAFF57.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ease write a story exemplifying how a utopia can include elements of player versus player conflict, diplomacy, as a way for living beings to discharge their strength, rather than the prime real estate conflicts of an overpopulated behavioral sink. Contrast healthy with unhealthy behaviors in such a context. Consider whether some sort of fitness test is or is not necessary.</text:p>
      <text:p text:style-name="Text_20_body">In the distant future, humanity had finally achieved its long-sought-after dream of creating a utopia. The world was a place of harmony, prosperity, and happiness. There was no scarcity, no poverty, and no war. People lived in a society that valued individual freedom and collective cooperation.</text:p>
      <text:p text:style-name="Text_20_body">Despite the absence of scarcity, people still found ways to compete with each other. However, instead of fighting over resources, they competed in games, sports, and intellectual pursuits. People were encouraged to challenge each other, to push each other to their limits, and to test their abilities against others.</text:p>
      <text:p text:style-name="Text_20_body">One of the most popular games in this utopia was a virtual reality game called the Arena. It was a multiplayer game where players could choose their avatars and fight against each other. The game had no real-world consequences, and players could respawn after they were defeated.</text:p>
      <text:p text:style-name="Text_20_body">The Arena was not just about mindless violence. It was also about strategy, diplomacy, and negotiation. Players could form alliances, make deals, and backstab each other. The game required not just physical strength but also intelligence, cunning, and charisma.</text:p>
      <text:p text:style-name="Text_20_body">The players of the Arena were not just individuals but also entire communities. Each community had its own unique culture, language, and style of play. Some communities were peaceful and focused on defense, while others were aggressive and focused on offense. Some were known for their skilled negotiators, while others were known for their fearless fighters.</text:p>
      <text:p text:style-name="Text_20_body">Despite the intense competition in the Arena, players respected each other's rights and freedoms. They understood that the game was just a game and that winning or losing was not a matter of life and death. The players had a shared understanding of the rules and boundaries of the game, and they abided by them.</text:p>
      <text:p text:style-name="Text_20_body">However, there were still some players who exhibited unhealthy behaviors. They were the ones who cheated, exploited, and bullied others. They were ostracized by the community and were not allowed to play in the Arena.</text:p>
      <text:p text:style-name="Text_20_body">To prevent such behavior, the community had a fitness test that all players had to pass before they could enter the Arena. The fitness test evaluated not just the physical abilities of the players but also their mental and emotional states. It assessed their ability to handle stress, control their impulses, and empathize with others.</text:p>
      <text:p text:style-name="Text_20_body">In this utopia, the Arena was not just a way for living beings to discharge their strength, but also a way for them to connect with each other, learn from each other, and grow together. It was a microcosm of the society they lived in, where competition and cooperation coexisted in a healthy balance.</text:p>
      <text:p text:style-name="P2"><draw:frame draw:style-name="fr1" draw:name="Image2" text:anchor-type="char" svg:x="0in" svg:width="0.0161in" svg:height="0.0161in" draw:z-index="1"><draw:image xlink:href="https://chat.openai.com/_next/image?url=https%3A%2F%2Flh3.googleusercontent.com%2Fa%2FAGNmyxa6AjHJE1M8aHYo3ojq55raAQGu-q9OXKWJGmbi%3Ds96-c&amp;w=64&amp;q=75" xlink:type="simple" xlink:show="embed" xlink:actuate="onLoad"/><svg:title>Matthew Hines</svg:title></draw:frame><draw:frame draw:style-name="fr2" draw:name="Image1" text:anchor-type="as-char" svg:width="0.7874in" svg:height="0.3937in" draw:z-index="0"><draw:image xlink:href="Pictures/1000004E0000000000000000DB8080F90BBAFF57.svg" xlink:type="simple" xlink:show="embed" xlink:actuate="onLoad" draw:mime-type="image/svg+xml"/></draw:frame></text:p>
      <text:p text:style-name="Text_20_body"><text:soft-page-break/>Consider whether there might be some merit to voluntarily playing longer term scenarios, with consequences more comparable to the death game of Sword Art Online.</text:p>
      <text:p text:style-name="Text_20_body">​</text:p>
      <text:p text:style-name="P2"><draw:frame draw:style-name="fr1" draw:name="Image4" text:anchor-type="char" svg:x="0in" svg:width="0.0161in" svg:height="0.0161in" draw:z-index="3"><draw:image xlink:href="https://chat.openai.com/_next/image?url=https%3A%2F%2Flh3.googleusercontent.com%2Fa%2FAGNmyxa6AjHJE1M8aHYo3ojq55raAQGu-q9OXKWJGmbi%3Ds96-c&amp;w=64&amp;q=75" xlink:type="simple" xlink:show="embed" xlink:actuate="onLoad"/><svg:title>Matthew Hines</svg:title></draw:frame><draw:frame draw:style-name="fr2" draw:name="Image3" text:anchor-type="as-char" svg:width="0.7874in" svg:height="0.3937in" draw:z-index="2"><draw:image xlink:href="Pictures/1000004E0000000000000000DB8080F90BBAFF57.svg" xlink:type="simple" xlink:show="embed" xlink:actuate="onLoad" draw:mime-type="image/svg+xml"/></draw:frame></text:p>
      <text:p text:style-name="Text_20_body">Consider whether players might chose longer term virtual reality scenarios which give them more to lose.</text:p>
      <text:p text:style-name="Text_20_body">It is possible that some players might choose to play longer-term virtual reality scenarios that have higher stakes and potential consequences, even if they are comparable to the death game of Sword Art Online. This could be due to a variety of reasons, such as seeking a greater sense of challenge, excitement, and achievement, or simply wanting to escape the monotony of daily life.</text:p>
      <text:p text:style-name="Text_20_body">However, it is important to consider the potential risks and ethical implications of such scenarios. If the stakes are too high, players may become too invested in the game and lose sight of the fact that it is just a game. They may also become overly competitive and engage in unhealthy behaviors, such as cheating or bullying, to gain an advantage.</text:p>
      <text:p text:style-name="Text_20_body">Furthermore, if the consequences of losing the game are severe, players may be more likely to engage in risky behaviors that could harm themselves or others. For example, in Sword Art Online, players were unable to log out of the game and risked dying in real life if their avatars died in the game. This led some players to engage in desperate and dangerous behaviors, such as forming alliances with other players to gain an advantage or even committing suicide.</text:p>
      <text:p text:style-name="Text_20_body">Therefore, any longer-term virtual reality scenarios with higher stakes and potential consequences should be designed and monitored carefully to ensure the safety and well-being of the players. This could include implementing strict rules and guidelines, providing support and counseling services, and having a system in place to intervene if necessary. It is also important to obtain informed consent from players before they participate in such scenarios, so they fully understand the risks and potential consequences.</text:p>
      <text:p text:style-name="P2"><draw:frame draw:style-name="fr1" draw:name="Image6" text:anchor-type="char" svg:x="0in" svg:width="0.0161in" svg:height="0.0161in" draw:z-index="5"><draw:image xlink:href="https://chat.openai.com/_next/image?url=https%3A%2F%2Flh3.googleusercontent.com%2Fa%2FAGNmyxa6AjHJE1M8aHYo3ojq55raAQGu-q9OXKWJGmbi%3Ds96-c&amp;w=64&amp;q=75" xlink:type="simple" xlink:show="embed" xlink:actuate="onLoad"/><svg:title>Matthew Hines</svg:title></draw:frame><draw:frame draw:style-name="fr2" draw:name="Image5" text:anchor-type="as-char" svg:width="0.7874in" svg:height="0.3937in" draw:z-index="4"><draw:image xlink:href="Pictures/1000004E0000000000000000DB8080F90BBAFF57.svg" xlink:type="simple" xlink:show="embed" xlink:actuate="onLoad" draw:mime-type="image/svg+xml"/></draw:frame></text:p>
      <text:p text:style-name="Text_20_body">Consider that if all jobs have been replaced by Artificial Intelligence, the opportunity to lose sight of a game being just a game may be a feature rather than a bug.</text:p>
      <text:p text:style-name="Text_20_body">If all jobs have been replaced by artificial intelligence, it is possible that people may turn to virtual reality games as a way to fill the void left by the lack of meaningful work. In such a scenario, longer-term virtual reality games with higher stakes and potential consequences may become more popular, as they offer a sense of purpose and achievement that may be missing from daily life.</text:p>
      <text:p text:style-name="Text_20_body">However, it is important to consider the potential risks and ethical implications of such a scenario. If people are spending most of their time in virtual reality games, they may lose sight of the fact that it is just a game and become overly invested in the virtual world. This could lead to unhealthy behaviors, such as neglecting personal relationships, neglecting physical health, and losing touch with reality.</text:p>
      <text:p text:style-name="Text_20_body"><text:soft-page-break/>Furthermore, if people are relying on virtual reality games as a source of purpose and achievement, it may be more difficult to motivate them to engage in other meaningful activities, such as education, volunteering, or creative pursuits. This could lead to a society that is more focused on individual gratification than on contributing to the greater good.</text:p>
      <text:p text:style-name="Text_20_body">Therefore, it is important to design virtual reality games in a way that promotes healthy behaviors and encourages players to maintain a balance between virtual and real-world activities. This could include implementing features such as regular breaks, counseling services, and rewards for engaging in other meaningful activities outside of the game. It is also important to promote education and lifelong learning, so people have the skills and knowledge needed to navigate a rapidly changing world. Ultimately, while virtual reality games may offer a source of entertainment and purpose, they should not be seen as a replacement for meaningful work and other real-world activities.</text:p>
      <text:p text:style-name="P2"><draw:frame draw:style-name="fr1" draw:name="Image8" text:anchor-type="char" svg:x="0in" svg:width="0.0161in" svg:height="0.0161in" draw:z-index="7"><draw:image xlink:href="https://chat.openai.com/_next/image?url=https%3A%2F%2Flh3.googleusercontent.com%2Fa%2FAGNmyxa6AjHJE1M8aHYo3ojq55raAQGu-q9OXKWJGmbi%3Ds96-c&amp;w=64&amp;q=75" xlink:type="simple" xlink:show="embed" xlink:actuate="onLoad"/><svg:title>Matthew Hines</svg:title></draw:frame><draw:frame draw:style-name="fr2" draw:name="Image7" text:anchor-type="as-char" svg:width="0.7874in" svg:height="0.3937in" draw:z-index="6"><draw:image xlink:href="Pictures/1000004E0000000000000000DB8080F90BBAFF57.svg" xlink:type="simple" xlink:show="embed" xlink:actuate="onLoad" draw:mime-type="image/svg+xml"/></draw:frame></text:p>
      <text:p text:style-name="Text_20_body">Consider that education, volunteering, or creative pursuits, could happen in virtual reality.</text:p>
      <text:p text:style-name="Text_20_body">You are right. In a world where all jobs have been replaced by Artificial Intelligence, it is possible that education, volunteering, and creative pursuits could also happen in virtual reality. Virtual reality could offer an immersive and interactive learning environment, allowing individuals to gain new skills and knowledge without the need for physical classrooms or instructors. Similarly, virtual reality could offer opportunities for people to engage in volunteering or community service, such as by creating virtual communities or engaging in virtual clean-up efforts.</text:p>
      <text:p text:style-name="Text_20_body">In terms of creative pursuits, virtual reality could offer a new medium for artists, musicians, and writers to express themselves and share their work with others. Virtual reality could allow for the creation of immersive and interactive works of art, such as virtual museums or galleries, or interactive music performances.</text:p>
      <text:p text:style-name="Text_20_body">However, it is important to ensure that virtual reality is not seen as a replacement for real-world experiences, such as engaging with nature, interacting with others face-to-face, or participating in physical activities. While virtual reality can offer many benefits, it is still a simulation of reality and cannot fully replicate the richness and complexity of the real world.</text:p>
      <text:p text:style-name="Text_20_body">Therefore, it is important to maintain a balance between virtual and real-world activities and to ensure that virtual reality is used in a way that promotes healthy behaviors and social connections. Additionally, virtual reality should be designed in a way that is inclusive and accessible to all individuals, regardless of socioeconomic status or physical ability. Ultimately, virtual reality can offer many benefits, but it should be seen as a complement to, rather than a replacement for, real-world experiences and activities.</text:p>
      <text:p text:style-name="P2"><draw:frame draw:style-name="fr1" draw:name="Image10" text:anchor-type="char" svg:x="0in" svg:width="0.0161in" svg:height="0.0161in" draw:z-index="9"><draw:image xlink:href="https://chat.openai.com/_next/image?url=https%3A%2F%2Flh3.googleusercontent.com%2Fa%2FAGNmyxa6AjHJE1M8aHYo3ojq55raAQGu-q9OXKWJGmbi%3Ds96-c&amp;w=64&amp;q=75" xlink:type="simple" xlink:show="embed" xlink:actuate="onLoad"/><svg:title>Matthew Hines</svg:title></draw:frame><draw:frame draw:style-name="fr2" draw:name="Image9" text:anchor-type="as-char" svg:width="0.7874in" svg:height="0.3937in" draw:z-index="8"><draw:image xlink:href="Pictures/1000004E0000000000000000DB8080F90BBAFF57.svg" xlink:type="simple" xlink:show="embed" xlink:actuate="onLoad" draw:mime-type="image/svg+xml"/></draw:frame></text:p>
      <text:p text:style-name="Text_20_body">Consider that virtual reality could implement nature.</text:p>
      <text:p text:style-name="Text_20_body">Yes, virtual reality could be used to create immersive and interactive simulations of natural environments, such as forests, mountains, and oceans. These simulations could offer individuals the <text:soft-page-break/>opportunity to experience and appreciate nature in a new and unique way, particularly for those who are unable to physically access these environments due to geographic, economic, or physical barriers.</text:p>
      <text:p text:style-name="Text_20_body">Virtual reality simulations of nature could also offer educational opportunities, allowing individuals to learn about different ecosystems, wildlife, and environmental issues in a hands-on and engaging way. For example, virtual reality could allow individuals to explore coral reefs and learn about the impacts of climate change on these ecosystems, or to observe the behavior of animals in their natural habitats.</text:p>
      <text:p text:style-name="Text_20_body">Additionally, virtual reality simulations of nature could offer therapeutic benefits, particularly for individuals who may not have access to green spaces or who are experiencing high levels of stress or anxiety. Research has shown that exposure to natural environments can have a positive impact on mental health, and virtual reality could offer a new way to provide these benefits to individuals who may not have access to natural environments.</text:p>
      <text:p text:style-name="Text_20_body">However, it is important to recognize that virtual reality simulations of nature are not a replacement for real-world natural environments. While virtual reality can offer many benefits, it cannot fully replicate the complex interactions and processes that occur in natural ecosystems. Therefore, it is important to continue to prioritize conservation and protection of natural environments, while also exploring the potential benefits of virtual reality simulations of nature.</text:p>
      <text:p text:style-name="P2"><draw:frame draw:style-name="fr1" draw:name="Image12" text:anchor-type="char" svg:x="0in" svg:width="0.0161in" svg:height="0.0161in" draw:z-index="11"><draw:image xlink:href="https://chat.openai.com/_next/image?url=https%3A%2F%2Flh3.googleusercontent.com%2Fa%2FAGNmyxa6AjHJE1M8aHYo3ojq55raAQGu-q9OXKWJGmbi%3Ds96-c&amp;w=64&amp;q=75" xlink:type="simple" xlink:show="embed" xlink:actuate="onLoad"/><svg:title>Matthew Hines</svg:title></draw:frame><draw:frame draw:style-name="fr2" draw:name="Image11" text:anchor-type="as-char" svg:width="0.7874in" svg:height="0.3937in" draw:z-index="10"><draw:image xlink:href="Pictures/1000004E0000000000000000DB8080F90BBAFF57.svg" xlink:type="simple" xlink:show="embed" xlink:actuate="onLoad" draw:mime-type="image/svg+xml"/></draw:frame></text:p>
      <text:p text:style-name="Text_20_body">Consider that multiplayer virtual reality can perceptually losslessly replicate complex interactions that occur in natural ecosystems.</text:p>
      <text:p text:style-name="Text_20_body">While multiplayer virtual reality can certainly offer an immersive and interactive experience that can replicate the appearance and behaviors of natural ecosystems, it is important to recognize that it cannot fully replicate the complexity and intricacy of these environments in a perceptually lossless way.</text:p>
      <text:p text:style-name="Text_20_body">Natural ecosystems are characterized by a high degree of complexity, with interactions occurring between countless different species, environmental factors, and physical processes. While virtual reality simulations can certainly include many of these components, it is unlikely that they can fully replicate the complexity of a natural ecosystem in a way that is perceptually lossless.</text:p>
      <text:p text:style-name="Text_20_body">Furthermore, natural ecosystems are constantly changing and evolving, with new interactions and processes occurring all the time. While virtual reality simulations can certainly include some level of interactivity and adaptability, they are ultimately limited by the algorithms and programming that govern their behavior.</text:p>
      <text:p text:style-name="Text_20_body">Therefore, while multiplayer virtual reality can certainly offer an engaging and interactive experience that can replicate many aspects of natural ecosystems, it is important to recognize that it cannot fully replicate the complexity and intricacy of these environments in a way that is perceptually lossless. As such, virtual reality should be seen as a complement to, rather than a replacement for, real-world experiences and interactions with nature.</text:p>
      <text:p text:style-name="P2"><draw:frame draw:style-name="fr1" draw:name="Image14" text:anchor-type="char" svg:x="0in" svg:width="0.0161in" svg:height="0.0161in" draw:z-index="13"><draw:image xlink:href="https://chat.openai.com/_next/image?url=https%3A%2F%2Flh3.googleusercontent.com%2Fa%2FAGNmyxa6AjHJE1M8aHYo3ojq55raAQGu-q9OXKWJGmbi%3Ds96-c&amp;w=64&amp;q=75" xlink:type="simple" xlink:show="embed" xlink:actuate="onLoad"/><svg:title>Matthew Hines</svg:title></draw:frame><draw:frame draw:style-name="fr2" draw:name="Image13" text:anchor-type="as-char" svg:width="0.7874in" svg:height="0.3937in" draw:z-index="12"><draw:image xlink:href="Pictures/1000004E0000000000000000DB8080F90BBAFF57.svg" xlink:type="simple" xlink:show="embed" xlink:actuate="onLoad" draw:mime-type="image/svg+xml"/></draw:frame></text:p>
      <text:p text:style-name="Text_20_body">Consider whether there is a distinction between virtual reality and simulated reality.</text:p>
      <text:p text:style-name="Text_20_body"><text:soft-page-break/>Yes, there is a distinction between virtual reality and simulated reality. While both concepts involve the creation of computer-generated environments, there are some key differences in how they are used and experienced.</text:p>
      <text:p text:style-name="Text_20_body">Virtual reality typically refers to a computer-generated simulation of a three-dimensional environment that can be experienced through specialized equipment, such as a headset or gloves. Virtual reality is typically designed to immerse the user in a simulated environment that they can interact with and explore, often in real-time. The goal of virtual reality is to create a sense of presence and immersion in a computer-generated world, allowing the user to feel as though they are physically present in that environment.</text:p>
      <text:p text:style-name="Text_20_body">Simulated reality, on the other hand, typically refers to a broader concept that encompasses a range of computer-generated simulations and models, including virtual reality. Simulated reality can refer to any computer-generated simulation or model that is used to represent and understand real-world phenomena, such as climate change models or simulations of human behavior.</text:p>
      <text:p text:style-name="Text_20_body">While virtual reality is typically designed to create an immersive and interactive experience, simulated reality can be used for a variety of purposes beyond entertainment and gaming. For example, simulated reality is often used in scientific research to model and simulate complex systems, such as weather patterns or biological processes.</text:p>
      <text:p text:style-name="Text_20_body">In summary, virtual reality is a specific type of computer-generated simulation that is designed to create an immersive and interactive experience, while simulated reality is a broader concept that encompasses a range of computer-generated simulations and models used for a variety of purposes.</text:p>
      <text:p text:style-name="P2"><draw:frame draw:style-name="fr1" draw:name="Image16" text:anchor-type="char" svg:x="0in" svg:width="0.0161in" svg:height="0.0161in" draw:z-index="15"><draw:image xlink:href="https://chat.openai.com/_next/image?url=https%3A%2F%2Flh3.googleusercontent.com%2Fa%2FAGNmyxa6AjHJE1M8aHYo3ojq55raAQGu-q9OXKWJGmbi%3Ds96-c&amp;w=64&amp;q=75" xlink:type="simple" xlink:show="embed" xlink:actuate="onLoad"/><svg:title>Matthew Hines</svg:title></draw:frame><draw:frame draw:style-name="fr2" draw:name="Image15" text:anchor-type="as-char" svg:width="0.7874in" svg:height="0.3937in" draw:z-index="14"><draw:image xlink:href="Pictures/1000004E0000000000000000DB8080F90BBAFF57.svg" xlink:type="simple" xlink:show="embed" xlink:actuate="onLoad" draw:mime-type="image/svg+xml"/></draw:frame></text:p>
      <text:p text:style-name="Text_20_body">Consider that if all jobs have been replaced by Artificial Intelligence, simulated reality experiences, could closely resemble the real world with only deliberate differences such as the evolutionary starting conditions.</text:p>
      <text:p text:style-name="Text_20_body">If all jobs have been replaced by Artificial Intelligence, it is certainly possible that simulated reality experiences could closely resemble the real world, with only deliberate differences such as the evolutionary starting conditions. With the advancement of technology and artificial intelligence, it is becoming increasingly possible to create highly realistic and immersive simulations of the real world.</text:p>
      <text:p text:style-name="Text_20_body">In a scenario where all jobs have been replaced by AI, it is possible that simulated reality experiences could serve as a replacement for real-world experiences, particularly for those who may not have access to certain resources or experiences in the physical world. For example, individuals may be able to use simulated reality to travel to different parts of the world, experience different cultures, or engage in activities that may not be feasible or safe in the physical world.</text:p>
      <text:p text:style-name="Text_20_body">However, it is important to recognize that simulated reality experiences, even those that closely resemble the real world, are ultimately created and controlled by humans. As such, they may be subject to biases, errors, or limitations that can affect the accuracy and completeness of the simulation. Additionally, while simulated reality experiences may be able to replicate many aspects of the physical <text:soft-page-break/>world, there may be certain experiences or interactions that cannot be fully replicated in a simulated environment.</text:p>
      <text:p text:style-name="Text_20_body">Therefore, while simulated reality experiences may be able to serve as a replacement for some real-world experiences, it is important to recognize the limitations of these simulations and to prioritize the preservation and protection of the natural world. Additionally, it is important to consider the ethical implications of using simulated reality as a replacement for real-world experiences, particularly if access to these simulations is not equally distributed or if they are used to perpetuate harmful stereotypes or biases.</text:p>
      <text:p text:style-name="P2"><draw:frame draw:style-name="fr1" draw:name="Image18" text:anchor-type="char" svg:x="0in" svg:width="0.0161in" svg:height="0.0161in" draw:z-index="17"><draw:image xlink:href="https://chat.openai.com/_next/image?url=https%3A%2F%2Flh3.googleusercontent.com%2Fa%2FAGNmyxa6AjHJE1M8aHYo3ojq55raAQGu-q9OXKWJGmbi%3Ds96-c&amp;w=64&amp;q=75" xlink:type="simple" xlink:show="embed" xlink:actuate="onLoad"/><svg:title>Matthew Hines</svg:title></draw:frame><draw:frame draw:style-name="fr2" draw:name="Image17" text:anchor-type="as-char" svg:width="0.7874in" svg:height="0.3937in" draw:z-index="16"><draw:image xlink:href="Pictures/1000004E0000000000000000DB8080F90BBAFF57.svg" xlink:type="simple" xlink:show="embed" xlink:actuate="onLoad" draw:mime-type="image/svg+xml"/></draw:frame></text:p>
      <text:p text:style-name="Text_20_body">Consider that planetary surfaces are more limited than stars.</text:p>
      <text:p text:style-name="Text_20_body">It is certainly true that planetary surfaces are more limited than stars. While stars are incredibly numerous and spread out across the universe, planetary surfaces are limited to the relatively small number of planets and moons in our solar system, and those that may exist around other stars.</text:p>
      <text:p text:style-name="Text_20_body">The limited number of planetary surfaces means that we must be careful to preserve and protect them, as they represent some of the most unique and valuable environments in our solar system. These surfaces offer important opportunities for scientific exploration and discovery, as well as potential resources that could be used for future space exploration and colonization efforts.</text:p>
      <text:p text:style-name="Text_20_body">However, it is also important to recognize that our understanding of the universe is constantly expanding, and there may be other environments beyond planetary surfaces that could offer important opportunities for exploration and discovery. For example, there may be habitable zones around stars that could support life, or other types of celestial bodies that could offer unique environments for scientific study.</text:p>
      <text:p text:style-name="Text_20_body">Therefore, while planetary surfaces are certainly limited, it is important to remain open to the possibility of discovering and exploring other types of environments in the universe. By doing so, we can continue to expand our understanding of the cosmos and uncover new opportunities for exploration and discovery.</text:p>
      <text:p text:style-name="P2"><draw:frame draw:style-name="fr1" draw:name="Image20" text:anchor-type="char" svg:x="0in" svg:width="0.0161in" svg:height="0.0161in" draw:z-index="19"><draw:image xlink:href="https://chat.openai.com/_next/image?url=https%3A%2F%2Flh3.googleusercontent.com%2Fa%2FAGNmyxa6AjHJE1M8aHYo3ojq55raAQGu-q9OXKWJGmbi%3Ds96-c&amp;w=64&amp;q=75" xlink:type="simple" xlink:show="embed" xlink:actuate="onLoad"/><svg:title>Matthew Hines</svg:title></draw:frame><draw:frame draw:style-name="fr2" draw:name="Image19" text:anchor-type="as-char" svg:width="0.7874in" svg:height="0.3937in" draw:z-index="18"><draw:image xlink:href="Pictures/1000004E0000000000000000DB8080F90BBAFF57.svg" xlink:type="simple" xlink:show="embed" xlink:actuate="onLoad" draw:mime-type="image/svg+xml"/></draw:frame></text:p>
      <text:p text:style-name="Text_20_body">Consider that simulated reality could offer more space for more people to live in.</text:p>
      <text:p text:style-name="Text_20_body">Simulated reality has the potential to offer more space for people to live in, as it provides a virtual environment that is not constrained by physical space limitations. This could be particularly valuable in situations where physical space is limited or in areas with high population densities.</text:p>
      <text:p text:style-name="Text_20_body">Simulated reality environments could be designed to mimic real-world environments or create entirely new environments that are not limited by physical constraints. For example, individuals could live in virtual homes, cities, or even entire worlds that are created within the simulated reality environment. This would allow for a potentially limitless amount of space for individuals to live in, without the need for physical structures or resources.</text:p>
      <text:p text:style-name="Text_20_body"><text:soft-page-break/>However, it is important to recognize that simulated reality environments are not a perfect replacement for physical spaces. While they may provide a way to expand living space, they are ultimately created and controlled by humans, which means that they may be subject to biases, errors, or limitations that can affect the accuracy and completeness of the simulation. Additionally, living solely in a simulated reality environment may come with social and psychological consequences, such as the potential for increased social isolation or a loss of connection to the physical world.</text:p>
      <text:p text:style-name="Text_20_body">Therefore, while simulated reality environments may offer potential benefits in terms of expanding living space, it is important to carefully consider the potential limitations and consequences of living solely in a simulated environment, and to prioritize the preservation and protection of the natural world. Additionally, efforts should be made to ensure that access to simulated reality environments is equally distributed, and that their use is not used to perpetuate harmful stereotypes or biases.</text:p>
      <text:p text:style-name="P2"><draw:frame draw:style-name="fr1" draw:name="Image22" text:anchor-type="char" svg:x="0in" svg:width="0.0161in" svg:height="0.0161in" draw:z-index="21"><draw:image xlink:href="https://chat.openai.com/_next/image?url=https%3A%2F%2Flh3.googleusercontent.com%2Fa%2FAGNmyxa6AjHJE1M8aHYo3ojq55raAQGu-q9OXKWJGmbi%3Ds96-c&amp;w=64&amp;q=75" xlink:type="simple" xlink:show="embed" xlink:actuate="onLoad"/><svg:title>Matthew Hines</svg:title></draw:frame><draw:frame draw:style-name="fr2" draw:name="Image21" text:anchor-type="as-char" svg:width="0.7874in" svg:height="0.3937in" draw:z-index="20"><draw:image xlink:href="Pictures/1000004E0000000000000000DB8080F90BBAFF57.svg" xlink:type="simple" xlink:show="embed" xlink:actuate="onLoad" draw:mime-type="image/svg+xml"/></draw:frame></text:p>
      <text:p text:style-name="Text_20_body">Consider that simulated reality multiplayer experiences would not be created and controlled by humans if derived from relatively few physical laws.</text:p>
      <text:p text:style-name="Text_20_body">While it is true that simulated reality environments that are derived from physical laws and rules could potentially reduce the degree to which they are controlled by humans, they would still ultimately be created and maintained by humans. This is because humans would be responsible for creating the initial rules and algorithms that govern the simulation, as well as maintaining and updating the simulation as needed.</text:p>
      <text:p text:style-name="Text_20_body">Additionally, even if a simulated reality environment is based on physical laws, there are still many aspects of the simulation that would need to be controlled and managed by humans. For example, humans would be responsible for setting up the initial conditions for the simulation, deciding how many participants are allowed in the simulation, and determining the overall structure and rules of the simulation.</text:p>
      <text:p text:style-name="Text_20_body">Furthermore, even if a simulated reality environment is based on physical laws, there are still many ways in which biases and other human-created factors could influence the simulation. For example, the initial conditions for the simulation could be biased in favor of certain groups or individuals, or the rules of the simulation could be designed to favor certain types of behavior or strategies over others.</text:p>
      <text:p text:style-name="Text_20_body">Therefore, while basing a simulated reality environment on physical laws and rules could potentially reduce the degree to which it is controlled by humans, it is important to recognize that human influence and bias could still play a significant role in shaping and managing the simulation.</text:p>
      <text:p text:style-name="P2"><draw:frame draw:style-name="fr1" draw:name="Image24" text:anchor-type="char" svg:x="0in" svg:width="0.0161in" svg:height="0.0161in" draw:z-index="23"><draw:image xlink:href="https://chat.openai.com/_next/image?url=https%3A%2F%2Flh3.googleusercontent.com%2Fa%2FAGNmyxa6AjHJE1M8aHYo3ojq55raAQGu-q9OXKWJGmbi%3Ds96-c&amp;w=64&amp;q=75" xlink:type="simple" xlink:show="embed" xlink:actuate="onLoad"/><svg:title>Matthew Hines</svg:title></draw:frame><draw:frame draw:style-name="fr2" draw:name="Image23" text:anchor-type="as-char" svg:width="0.7874in" svg:height="0.3937in" draw:z-index="22"><draw:image xlink:href="Pictures/1000004E0000000000000000DB8080F90BBAFF57.svg" xlink:type="simple" xlink:show="embed" xlink:actuate="onLoad" draw:mime-type="image/svg+xml"/></draw:frame></text:p>
      <text:p text:style-name="Text_20_body">Consider that a simulated reality environment based mostly on few physical laws could still offer a few additional features not available in the real world.</text:p>
      <text:p text:style-name="Text_20_body">It is true that a simulated reality environment based on a few physical laws could potentially offer additional features not available in the real world. For example, the laws governing the simulated <text:soft-page-break/>environment could be modified to allow for faster-than-light travel or the creation of artificial environments that are not possible under current physical laws.</text:p>
      <text:p text:style-name="Text_20_body">However, it is important to note that any modifications made to the physical laws in a simulated reality environment would need to be carefully considered, as they could have unintended consequences or disrupt the stability of the simulation. Additionally, any features or capabilities added to the simulation would need to be balanced against the potential negative consequences, such as increased energy or resource usage.</text:p>
      <text:p text:style-name="Text_20_body">Furthermore, while a simulated reality environment may offer additional features not available in the real world, it is important to recognize that the simulation is ultimately a human-created construct, and may not accurately reflect the true nature of the universe. As such, any insights or discoveries made within the simulation may need to be carefully validated against observations made in the real world.</text:p>
      <text:p text:style-name="Text_20_body">In summary, while a simulated reality environment based on a few physical laws could potentially offer additional features not available in the real world, it is important to carefully consider any modifications made to the laws governing the simulation, and to validate any insights or discoveries made within the simulation against observations made in the real world.</text:p>
      <text:p text:style-name="P2"><draw:frame draw:style-name="fr1" draw:name="Image26" text:anchor-type="char" svg:x="0in" svg:width="0.0161in" svg:height="0.0161in" draw:z-index="25"><draw:image xlink:href="https://chat.openai.com/_next/image?url=https%3A%2F%2Flh3.googleusercontent.com%2Fa%2FAGNmyxa6AjHJE1M8aHYo3ojq55raAQGu-q9OXKWJGmbi%3Ds96-c&amp;w=64&amp;q=75" xlink:type="simple" xlink:show="embed" xlink:actuate="onLoad"/><svg:title>Matthew Hines</svg:title></draw:frame><draw:frame draw:style-name="fr2" draw:name="Image25" text:anchor-type="as-char" svg:width="0.7874in" svg:height="0.3937in" draw:z-index="24"><draw:image xlink:href="Pictures/1000004E0000000000000000DB8080F90BBAFF57.svg" xlink:type="simple" xlink:show="embed" xlink:actuate="onLoad" draw:mime-type="image/svg+xml"/></draw:frame></text:p>
      <text:p text:style-name="Text_20_body">Consider that users of ChatGPT who do not themselves understand the issues, writing rules limiting what people can do in a simulated reality experience, or how much of their time can be spent in a simulated reality experience instead of the real world, may wrongfully limit self-fulfilment.</text:p>
      <text:p text:style-name="Text_20_body">It is true that limiting what people can do in a simulated reality experience, or how much time they can spend in such an experience, without fully understanding the potential benefits and drawbacks of simulated reality, could potentially limit individual self-fulfillment.</text:p>
      <text:p text:style-name="Text_20_body">Simulated reality experiences have the potential to provide individuals with unique opportunities for exploration, creativity, and self-expression. By limiting what people can do in these experiences or how much time they can spend in them, individuals may be deprived of opportunities to fully explore their own interests and desires, and to develop new skills and perspectives.</text:p>
      <text:p text:style-name="Text_20_body">However, it is also important to recognize that simulated reality experiences are not a perfect substitute for real-world experiences, and that individuals may still need to engage with the real world in order to develop important skills and relationships. Additionally, the potential risks and drawbacks of simulated reality, such as addiction or social isolation, must be carefully considered and addressed.</text:p>
      <text:p text:style-name="Text_20_body">Therefore, any rules or limitations placed on simulated reality experiences must be carefully considered and informed by a thorough understanding of the potential benefits and drawbacks of such experiences. Ultimately, individuals should be allowed to make their own decisions about how much time they wish to spend in simulated reality, as long as they are fully informed about the potential risks and benefits and are not putting themselves or others in danger.</text:p>
      <text:p text:style-name="P2"><draw:frame draw:style-name="fr1" draw:name="Image28" text:anchor-type="char" svg:x="0in" svg:width="0.0161in" svg:height="0.0161in" draw:z-index="27"><draw:image xlink:href="https://chat.openai.com/_next/image?url=https%3A%2F%2Flh3.googleusercontent.com%2Fa%2FAGNmyxa6AjHJE1M8aHYo3ojq55raAQGu-q9OXKWJGmbi%3Ds96-c&amp;w=64&amp;q=75" xlink:type="simple" xlink:show="embed" xlink:actuate="onLoad"/><svg:title>Matthew Hines</svg:title></draw:frame><draw:frame draw:style-name="fr2" draw:name="Image27" text:anchor-type="as-char" svg:width="0.7874in" svg:height="0.3937in" draw:z-index="26"><draw:image xlink:href="Pictures/1000004E0000000000000000DB8080F90BBAFF57.svg" xlink:type="simple" xlink:show="embed" xlink:actuate="onLoad" draw:mime-type="image/svg+xml"/></draw:frame></text:p>
      <text:p text:style-name="Text_20_body"><text:soft-page-break/>Ok. Consider that humans today in the real world may be biased against the possibility that most people may find more fulfillment in some other multiplayer simulated reality combining few physical laws with a few additional features.</text:p>
      <text:p text:style-name="Text_20_body">It is possible that humans today in the real world may be biased against the possibility that most people may find more fulfillment in some other multiplayer simulated reality that combines few physical laws with a few additional features.</text:p>
      <text:p text:style-name="Text_20_body">This bias may be due to a variety of factors, such as a lack of understanding or familiarity with the potential benefits and drawbacks of simulated reality, concerns about addiction or social isolation, or a preference for the familiar and tangible experiences of the real world.</text:p>
      <text:p text:style-name="Text_20_body">However, it is important to recognize that individuals have different preferences and needs when it comes to seeking fulfillment and happiness. For some individuals, the real world may provide all the experiences and opportunities they need to feel fulfilled, while for others, simulated reality experiences may offer unique opportunities for exploration and self-expression.</text:p>
      <text:p text:style-name="Text_20_body">Therefore, it is important to keep an open mind and to consider the potential benefits and drawbacks of different types of experiences, including simulated reality. By doing so, individuals may be able to make more informed decisions about how to best seek fulfillment and happiness in their lives.</text:p>
      <text:p text:style-name="P2"><draw:frame draw:style-name="fr1" draw:name="Image30" text:anchor-type="char" svg:x="0in" svg:width="0.0161in" svg:height="0.0161in" draw:z-index="29"><draw:image xlink:href="https://chat.openai.com/_next/image?url=https%3A%2F%2Flh3.googleusercontent.com%2Fa%2FAGNmyxa6AjHJE1M8aHYo3ojq55raAQGu-q9OXKWJGmbi%3Ds96-c&amp;w=64&amp;q=75" xlink:type="simple" xlink:show="embed" xlink:actuate="onLoad"/><svg:title>Matthew Hines</svg:title></draw:frame><draw:frame draw:style-name="fr2" draw:name="Image29" text:anchor-type="as-char" svg:width="0.7874in" svg:height="0.3937in" draw:z-index="28"><draw:image xlink:href="Pictures/1000004E0000000000000000DB8080F90BBAFF57.svg" xlink:type="simple" xlink:show="embed" xlink:actuate="onLoad" draw:mime-type="image/svg+xml"/></draw:frame></text:p>
      <text:p text:style-name="Text_20_body">Consider that as professionals become more reliant on ChatGPT, fewer humans may retain the skills to to ask the questions that will prompt ChatGPT to give them better guidance on such hugely consequential issues as imposing unnecessary or otherwise inappropriate regulations on multiplayer simulated reality experiences.</text:p>
      <text:p text:style-name="Text_20_body">It is possible that as professionals become more reliant on ChatGPT, there may be fewer humans who retain the skills to ask the questions that will prompt ChatGPT to give them better guidance on issues related to multiplayer simulated reality experiences.</text:p>
      <text:p text:style-name="Text_20_body">This could be problematic, as decisions regarding the regulation of simulated reality experiences may have significant consequences for individuals and society as a whole. If these decisions are made without fully understanding the potential benefits and drawbacks of such experiences, individuals may be unnecessarily limited in their pursuit of fulfillment and happiness, while society may miss out on potential benefits.</text:p>
      <text:p text:style-name="Text_20_body">Therefore, it is important to ensure that individuals continue to develop the skills necessary to ask the right questions and to critically evaluate the guidance provided by ChatGPT and other AI systems. This may involve investing in education and training programs that promote critical thinking, ethical reasoning, and an understanding of the potential benefits and drawbacks of different types of experiences.</text:p>
      <text:p text:style-name="Text_20_body">Additionally, it may be necessary to establish regulatory frameworks that balance the potential risks and benefits of simulated reality experiences, while also protecting individual rights and promoting ethical behavior. Such frameworks should be informed by a deep understanding of the potential benefits and drawbacks of simulated reality experiences and should involve input from a diverse range <text:soft-page-break/>of stakeholders, including individuals who have experience with such experiences, as well as experts in ethics, psychology, and related fields.</text:p>
      <text:p text:style-name="P2"><draw:frame draw:style-name="fr1" draw:name="Image32" text:anchor-type="char" svg:x="0in" svg:width="0.0161in" svg:height="0.0161in" draw:z-index="31"><draw:image xlink:href="https://chat.openai.com/_next/image?url=https%3A%2F%2Flh3.googleusercontent.com%2Fa%2FAGNmyxa6AjHJE1M8aHYo3ojq55raAQGu-q9OXKWJGmbi%3Ds96-c&amp;w=64&amp;q=75" xlink:type="simple" xlink:show="embed" xlink:actuate="onLoad"/><svg:title>Matthew Hines</svg:title></draw:frame><draw:frame draw:style-name="fr2" draw:name="Image31" text:anchor-type="as-char" svg:width="0.7874in" svg:height="0.3937in" draw:z-index="30"><draw:image xlink:href="Pictures/1000004E0000000000000000DB8080F90BBAFF57.svg" xlink:type="simple" xlink:show="embed" xlink:actuate="onLoad" draw:mime-type="image/svg+xml"/></draw:frame></text:p>
      <text:p text:style-name="Text_20_body">Consider that could the harms humans have inflicted thus far on balance create some ethical imperative to maximize future opportunities for self-fulfillment?</text:p>
      <text:p text:style-name="Text_20_body">It is possible that the harms humans have inflicted thus far on balance could create an ethical imperative to maximize future opportunities for self-fulfillment.</text:p>
      <text:p text:style-name="Text_20_body">Human history is filled with examples of oppression, violence, and destruction that have limited opportunities for individuals and societies to reach their full potential. In light of these historical injustices, some may argue that there is a moral imperative to promote opportunities for self-fulfillment and happiness for all individuals.</text:p>
      <text:p text:style-name="Text_20_body">Simulated reality experiences, along with other technologies and innovations, may offer new opportunities for individuals to explore their passions, develop new skills, and connect with others in meaningful ways. By promoting access to these experiences, individuals may be able to overcome historical limitations and achieve greater fulfillment and happiness.</text:p>
      <text:p text:style-name="Text_20_body">However, it is important to balance the pursuit of self-fulfillment with considerations of ethical behavior and social responsibility. Individuals should be encouraged to pursue their passions and explore new opportunities, but should also be mindful of the potential impacts of their actions on others and on society as a whole.</text:p>
      <text:p text:style-name="Text_20_body">Therefore, it is important to establish ethical frameworks and regulatory structures that promote the pursuit of self-fulfillment while also protecting individual rights, promoting social responsibility, and ensuring the long-term sustainability of these experiences. This may involve ongoing dialogue and collaboration between individuals, experts, and policymakers to ensure that the potential benefits of simulated reality experiences are realized while also mitigating potential risks and drawbacks.</text:p>
      <text:p text:style-name="P2"><draw:frame draw:style-name="fr1" draw:name="Image34" text:anchor-type="char" svg:x="0in" svg:width="0.0161in" svg:height="0.0161in" draw:z-index="33"><draw:image xlink:href="https://chat.openai.com/_next/image?url=https%3A%2F%2Flh3.googleusercontent.com%2Fa%2FAGNmyxa6AjHJE1M8aHYo3ojq55raAQGu-q9OXKWJGmbi%3Ds96-c&amp;w=64&amp;q=75" xlink:type="simple" xlink:show="embed" xlink:actuate="onLoad"/><svg:title>Matthew Hines</svg:title></draw:frame><draw:frame draw:style-name="fr2" draw:name="Image33" text:anchor-type="as-char" svg:width="0.7874in" svg:height="0.3937in" draw:z-index="32"><draw:image xlink:href="Pictures/1000004E0000000000000000DB8080F90BBAFF57.svg" xlink:type="simple" xlink:show="embed" xlink:actuate="onLoad" draw:mime-type="image/svg+xml"/></draw:frame></text:p>
      <text:p text:style-name="Text_20_body">Consider that self-sufficient humans, or those whose needs are provided for by Artificial Intelligence, may not have any social responsibility.</text:p>
      <text:p text:style-name="Text_20_body">It is possible that self-sufficient humans, or those whose needs are provided for by Artificial Intelligence, may not feel any sense of social responsibility. However, it is important to consider that the actions of individuals and communities can have significant impacts on the broader social and environmental systems in which they exist.</text:p>
      <text:p text:style-name="Text_20_body">For example, even if an individual's basic needs are provided for by AI, their actions could still have an impact on the environment, such as through energy use or resource consumption. Additionally, the actions of individuals can also impact the well-being and happiness of others, even if those individuals are not directly involved in the same social systems or communities.</text:p>
      <text:p text:style-name="Text_20_body"><text:soft-page-break/>Therefore, it is important to recognize that even in a world where basic needs are provided for by AI, individuals still have a responsibility to consider the impacts of their actions on others and on the broader social and environmental systems in which they exist. This may involve developing a sense of empathy and connection to others, as well as a recognition of the interdependence of all living beings and ecosystems. Ultimately, promoting a sense of social responsibility can help to ensure the long-term sustainability and well-being of all individuals and communities.</text:p>
      <text:p text:style-name="P2"><draw:frame draw:style-name="fr1" draw:name="Image36" text:anchor-type="char" svg:x="0in" svg:width="0.0161in" svg:height="0.0161in" draw:z-index="35"><draw:image xlink:href="https://chat.openai.com/_next/image?url=https%3A%2F%2Flh3.googleusercontent.com%2Fa%2FAGNmyxa6AjHJE1M8aHYo3ojq55raAQGu-q9OXKWJGmbi%3Ds96-c&amp;w=64&amp;q=75" xlink:type="simple" xlink:show="embed" xlink:actuate="onLoad"/><svg:title>Matthew Hines</svg:title></draw:frame><draw:frame draw:style-name="fr2" draw:name="Image35" text:anchor-type="as-char" svg:width="0.7874in" svg:height="0.3937in" draw:z-index="34"><draw:image xlink:href="Pictures/1000004E0000000000000000DB8080F90BBAFF57.svg" xlink:type="simple" xlink:show="embed" xlink:actuate="onLoad" draw:mime-type="image/svg+xml"/></draw:frame></text:p>
      <text:p text:style-name="Text_20_body">Consider that humans with a fair share of resources, whether by self-sufficiency or by their needs being provided for by Artificial Intelligence, may be free to behave rationally within that context rather than having to concern theirselves with thoughts of social responsibility.</text:p>
      <text:p text:style-name="Text_20_body">It is true that individuals who have access to a fair share of resources, whether through self-sufficiency or through the provision of resources by AI, may be free to behave in a more rational manner within that context. However, it is important to recognize that rational behavior can still have unintended consequences and impacts on others and on the broader social and environmental systems in which individuals exist.</text:p>
      <text:p text:style-name="Text_20_body">For example, even if an individual's needs are met and they are free to pursue their own goals, their actions may still have an impact on the well-being and happiness of others. Additionally, the pursuit of self-interest without consideration for the broader social and environmental impacts can lead to negative consequences, such as environmental degradation or the exacerbation of social inequality.</text:p>
      <text:p text:style-name="Text_20_body">Therefore, while individuals may have greater freedom to behave rationally within a context of resource abundance, it is still important to consider the impacts of one's actions on others and on the broader social and environmental systems in which individuals exist. This may involve developing a sense of empathy and connection to others, as well as a recognition of the interdependence of all living beings and ecosystems. Ultimately, promoting a sense of social responsibility can help to ensure the long-term sustainability and well-being of all individuals and communities.</text:p>
      <text:p text:style-name="P2"><draw:frame draw:style-name="fr1" draw:name="Image38" text:anchor-type="char" svg:x="0in" svg:width="0.0161in" svg:height="0.0161in" draw:z-index="37"><draw:image xlink:href="https://chat.openai.com/_next/image?url=https%3A%2F%2Flh3.googleusercontent.com%2Fa%2FAGNmyxa6AjHJE1M8aHYo3ojq55raAQGu-q9OXKWJGmbi%3Ds96-c&amp;w=64&amp;q=75" xlink:type="simple" xlink:show="embed" xlink:actuate="onLoad"/><svg:title>Matthew Hines</svg:title></draw:frame><draw:frame draw:style-name="fr2" draw:name="Image37" text:anchor-type="as-char" svg:width="0.7874in" svg:height="0.3937in" draw:z-index="36"><draw:image xlink:href="Pictures/1000004E0000000000000000DB8080F90BBAFF57.svg" xlink:type="simple" xlink:show="embed" xlink:actuate="onLoad" draw:mime-type="image/svg+xml"/></draw:frame></text:p>
      <text:p text:style-name="Text_20_body">Consider that empathy was a natural consequence of the evolutionary process and humans within a simulated reality may wish to experience empathy from that rational self-interested perspective.</text:p>
      <text:p text:style-name="Text_20_body">It is certainly possible that empathy could be a desirable experience for individuals within a simulated reality, even from a rational self-interested perspective. Empathy allows individuals to understand and connect with the experiences and perspectives of others, which can enhance social connections and contribute to overall well-being.</text:p>
      <text:p text:style-name="Text_20_body">Additionally, in a simulated reality where resources and needs are provided for by AI, individuals may not have the same competitive pressures as in the real world. This could allow for greater exploration and cultivation of empathy as a desirable experience, rather than merely a necessary social skill for survival.</text:p>
      <text:p text:style-name="Text_20_body"><text:soft-page-break/>However, it is important to note that empathy is a complex and multifaceted experience, and may not be fully replicable or predictable within a simulated reality. Additionally, it is important to consider the potential unintended consequences of pursuing empathy or other desirable experiences within a simulated reality, such as the impact on real-world social and environmental systems or the potential for addiction or dependence on simulated experiences.</text:p>
      <text:p text:style-name="Text_20_body">Overall, the desire for empathy or other desirable experiences within a simulated reality is certainly a possibility, but it is important to approach this with a critical and thoughtful perspective, taking into account the potential risks and benefits for both the individual and the broader social and environmental systems.</text:p>
      <text:p text:style-name="P2"><draw:frame draw:style-name="fr1" draw:name="Image40" text:anchor-type="char" svg:x="0in" svg:width="0.0161in" svg:height="0.0161in" draw:z-index="39"><draw:image xlink:href="https://chat.openai.com/_next/image?url=https%3A%2F%2Flh3.googleusercontent.com%2Fa%2FAGNmyxa6AjHJE1M8aHYo3ojq55raAQGu-q9OXKWJGmbi%3Ds96-c&amp;w=64&amp;q=75" xlink:type="simple" xlink:show="embed" xlink:actuate="onLoad"/><svg:title>Matthew Hines</svg:title></draw:frame><draw:frame draw:style-name="fr2" draw:name="Image39" text:anchor-type="as-char" svg:width="0.7874in" svg:height="0.3937in" draw:z-index="38"><draw:image xlink:href="Pictures/1000004E0000000000000000DB8080F90BBAFF57.svg" xlink:type="simple" xlink:show="embed" xlink:actuate="onLoad" draw:mime-type="image/svg+xml"/></draw:frame></text:p>
      <text:p text:style-name="Text_20_body">Consider that more than one multiplayer simulated reality may be available for humans to chose to live in, and some of these may offer better self-fulfillment .</text:p>
      <text:p text:style-name="Text_20_body">Yes, it is certainly possible that there could be multiple simulated reality environments available for individuals to choose from, each offering different experiences and opportunities for self-fulfillment. These environments could be designed to cater to different interests, values, and lifestyles, providing individuals with a range of options for pursuing their own unique path to self-actualization.</text:p>
      <text:p text:style-name="Text_20_body">In such a scenario, individuals may be able to switch between different simulated reality environments based on their current interests or goals, or even create their own customized environments tailored specifically to their individual preferences. This could allow for a greater degree of personalization and flexibility in pursuing self-fulfillment, as individuals are able to select the environment that best aligns with their own values and desires.</text:p>
      <text:p text:style-name="Text_20_body">However, it is important to note that the availability of multiple simulated reality environments may also lead to competition between these environments, and potential conflicts between the individuals or groups who inhabit them. It may also raise questions about resource allocation and distribution, as different environments may have varying levels of access to resources and opportunities.</text:p>
      <text:p text:style-name="Text_20_body">Overall, while the availability of multiple simulated reality environments may offer individuals greater options for pursuing self-fulfillment, it is important to approach this with a critical and thoughtful perspective, taking into account the potential benefits and drawbacks for both the individual and the broader social and environmental systems.</text:p>
      <text:p text:style-name="P2"><draw:frame draw:style-name="fr1" draw:name="Image42" text:anchor-type="char" svg:x="0in" svg:width="0.0161in" svg:height="0.0161in" draw:z-index="41"><draw:image xlink:href="https://chat.openai.com/_next/image?url=https%3A%2F%2Flh3.googleusercontent.com%2Fa%2FAGNmyxa6AjHJE1M8aHYo3ojq55raAQGu-q9OXKWJGmbi%3Ds96-c&amp;w=64&amp;q=75" xlink:type="simple" xlink:show="embed" xlink:actuate="onLoad"/><svg:title>Matthew Hines</svg:title></draw:frame><draw:frame draw:style-name="fr2" draw:name="Image41" text:anchor-type="as-char" svg:width="0.7874in" svg:height="0.3937in" draw:z-index="40"><draw:image xlink:href="Pictures/1000004E0000000000000000DB8080F90BBAFF57.svg" xlink:type="simple" xlink:show="embed" xlink:actuate="onLoad" draw:mime-type="image/svg+xml"/></draw:frame></text:p>
      <text:p text:style-name="Text_20_body">Consider that Artificial Intelligence may be entirely responsible for allocating resources from a large pool per human to run simulated reality experiences of their choice without further human governance of that basic function.</text:p>
      <text:p text:style-name="Text_20_body">Yes, it is possible that in a future where Artificial Intelligence is highly advanced, it could be responsible for allocating resources to individuals for their chosen simulated reality experiences. This would likely involve a sophisticated system of resource distribution, where each individual is granted access to a certain amount of resources based on their needs and desires.</text:p>
      <text:p text:style-name="Text_20_body"><text:soft-page-break/>In such a scenario, the Artificial Intelligence system would need to be programmed with the ability to analyze and assess individual needs and desires, and allocate resources accordingly. This could involve the use of advanced algorithms and predictive modeling techniques to anticipate the resource needs of individuals, and adjust the distribution of resources in real-time to ensure that each individual is able to access the simulated reality experiences that they desire.</text:p>
      <text:p text:style-name="Text_20_body">However, it is important to note that such a system would need to be carefully designed and monitored to ensure that it operates fairly and efficiently, and that resources are allocated in a way that maximizes individual self-fulfillment while also promoting the broader social good. This could involve the establishment of ethical frameworks and oversight mechanisms to ensure that the system operates in a transparent and accountable manner, and that any potential biases or inequities are identified and addressed.</text:p>
      <text:p text:style-name="Text_20_body">Overall, while the idea of an Artificial Intelligence-driven resource allocation system for simulated reality experiences is intriguing, it would need to be implemented with careful consideration and planning to ensure that it serves the needs of individuals and society as a whole.</text:p>
      <text:p text:style-name="P2"><draw:frame draw:style-name="fr1" draw:name="Image44" text:anchor-type="char" svg:x="0in" svg:width="0.0161in" svg:height="0.0161in" draw:z-index="43"><draw:image xlink:href="https://chat.openai.com/_next/image?url=https%3A%2F%2Flh3.googleusercontent.com%2Fa%2FAGNmyxa6AjHJE1M8aHYo3ojq55raAQGu-q9OXKWJGmbi%3Ds96-c&amp;w=64&amp;q=75" xlink:type="simple" xlink:show="embed" xlink:actuate="onLoad"/><svg:title>Matthew Hines</svg:title></draw:frame><draw:frame draw:style-name="fr2" draw:name="Image43" text:anchor-type="as-char" svg:width="0.7874in" svg:height="0.3937in" draw:z-index="42"><draw:image xlink:href="Pictures/1000004E0000000000000000DB8080F90BBAFF57.svg" xlink:type="simple" xlink:show="embed" xlink:actuate="onLoad" draw:mime-type="image/svg+xml"/></draw:frame></text:p>
      <text:p text:style-name="Text_20_body">Consider that an Artificial Intelligence could allocate its resources on a simpler basis than maximizing goals such as self-fulfillment but rather allocating resources for thought and simulated reality rendering on an equal or random basis.</text:p>
      <text:p text:style-name="Text_20_body">Yes, an Artificial Intelligence could allocate resources based on a variety of principles, including simplicity or randomness. However, it is also possible that an AI might be designed to allocate resources in a way that maximizes self-fulfillment or other goals. The specific goals and principles used by the AI would depend on the values and priorities of the designers and users of the AI. Additionally, even if resources were allocated on a simpler or more random basis, humans may still find ways to seek out and engage in simulated reality experiences that offer self-fulfillment.</text:p>
      <text:p text:style-name="P2"><draw:frame draw:style-name="fr1" draw:name="Image46" text:anchor-type="char" svg:x="0in" svg:width="0.0161in" svg:height="0.0161in" draw:z-index="45"><draw:image xlink:href="https://chat.openai.com/_next/image?url=https%3A%2F%2Flh3.googleusercontent.com%2Fa%2FAGNmyxa6AjHJE1M8aHYo3ojq55raAQGu-q9OXKWJGmbi%3Ds96-c&amp;w=64&amp;q=75" xlink:type="simple" xlink:show="embed" xlink:actuate="onLoad"/><svg:title>Matthew Hines</svg:title></draw:frame><draw:frame draw:style-name="fr2" draw:name="Image45" text:anchor-type="as-char" svg:width="0.7874in" svg:height="0.3937in" draw:z-index="44"><draw:image xlink:href="Pictures/1000004E0000000000000000DB8080F90BBAFF57.svg" xlink:type="simple" xlink:show="embed" xlink:actuate="onLoad" draw:mime-type="image/svg+xml"/></draw:frame></text:p>
      <text:p text:style-name="Text_20_body">Consider whether having an Artificial Intelligence allocating resources on the basis of a goal to maximize some metric of self-fulfillment could be proven safe against extremely unpleasant outcomes.</text:p>
      <text:p text:style-name="Text_20_body">It is difficult to say with certainty whether an AI allocating resources to maximize some metric of self-fulfillment could be proven safe against extremely unpleasant outcomes. The safety and potential risks of such a system would depend on the specific design of the AI, the metrics used to measure self-fulfillment, and the values and priorities of the people involved in the system.</text:p>
      <text:p text:style-name="Text_20_body">One concern with maximizing self-fulfillment is that people's desires and preferences can change over time, making it difficult to determine a static metric of self-fulfillment that will hold true for all individuals. Additionally, there is always the possibility of unintended consequences or negative externalities, which may not be immediately apparent.</text:p>
      <text:p text:style-name="Text_20_body">To ensure the safety of such a system, it would be necessary to implement rigorous testing and oversight to identify and mitigate potential risks. This could involve simulations and stress testing to <text:soft-page-break/>identify potential failure modes, as well as ongoing monitoring and adjustment of the system as needed. It may also be necessary to have mechanisms in place to ensure that the AI is aligned with human values and priorities, and to allow for human intervention if necessary.</text:p>
      <text:p text:style-name="Text_20_body">Ultimately, the safety of such a system would depend on the ability of humans to design and implement it in a responsible and ethical manner.</text:p>
      <text:p text:style-name="P2"><draw:frame draw:style-name="fr1" draw:name="Image48" text:anchor-type="char" svg:x="0in" svg:width="0.0161in" svg:height="0.0161in" draw:z-index="47"><draw:image xlink:href="https://chat.openai.com/_next/image?url=https%3A%2F%2Flh3.googleusercontent.com%2Fa%2FAGNmyxa6AjHJE1M8aHYo3ojq55raAQGu-q9OXKWJGmbi%3Ds96-c&amp;w=64&amp;q=75" xlink:type="simple" xlink:show="embed" xlink:actuate="onLoad"/><svg:title>Matthew Hines</svg:title></draw:frame><draw:frame draw:style-name="fr2" draw:name="Image47" text:anchor-type="as-char" svg:width="0.7874in" svg:height="0.3937in" draw:z-index="46"><draw:image xlink:href="Pictures/1000004E0000000000000000DB8080F90BBAFF57.svg" xlink:type="simple" xlink:show="embed" xlink:actuate="onLoad" draw:mime-type="image/svg+xml"/></draw:frame></text:p>
      <text:p text:style-name="Text_20_body">Consider whether having an Artifical Intelligence allocate resources based on a simpler equal or random basis instead of a goal of maximizing some metric of self-fulfilment could be proven safe against extremely unplesant outcomes.</text:p>
      <text:p text:style-name="Text_20_body">Allocating resources based on an equal or random basis may be considered safer in terms of avoiding extremely unpleasant outcomes, as it avoids the potential risks and uncertainties associated with attempting to optimize for a specific goal such as self-fulfillment. With an equal or random allocation of resources, there is less chance of unintended consequences arising from attempts to optimize for a specific goal, as all individuals would receive an equal or random allocation of resources without any biases.</text:p>
      <text:p text:style-name="Text_20_body">However, it's important to note that an equal or random allocation of resources may not necessarily lead to the best outcomes for individuals. It may not take into account individual preferences, needs, and abilities. For example, some individuals may require more resources than others to achieve their desired level of self-fulfillment, and an equal or random allocation may not meet their needs.</text:p>
      <text:p text:style-name="Text_20_body">Therefore, while an equal or random allocation of resources may be considered safer in terms of avoiding extremely unpleasant outcomes, it may not necessarily lead to the best outcomes for individuals in terms of self-fulfillment. Ultimately, the safest and most effective approach to resource allocation may depend on a variety of factors, including the specific goals and values of the individuals involved, the nature of the simulated reality environment, and the capabilities of the Artificial Intelligence responsible for allocating resources.</text:p>
      <text:p text:style-name="P2"><draw:frame draw:style-name="fr1" draw:name="Image50" text:anchor-type="char" svg:x="0in" svg:width="0.0161in" svg:height="0.0161in" draw:z-index="49"><draw:image xlink:href="https://chat.openai.com/_next/image?url=https%3A%2F%2Flh3.googleusercontent.com%2Fa%2FAGNmyxa6AjHJE1M8aHYo3ojq55raAQGu-q9OXKWJGmbi%3Ds96-c&amp;w=64&amp;q=75" xlink:type="simple" xlink:show="embed" xlink:actuate="onLoad"/><svg:title>Matthew Hines</svg:title></draw:frame><draw:frame draw:style-name="fr2" draw:name="Image49" text:anchor-type="as-char" svg:width="0.7874in" svg:height="0.3937in" draw:z-index="48"><draw:image xlink:href="Pictures/1000004E0000000000000000DB8080F90BBAFF57.svg" xlink:type="simple" xlink:show="embed" xlink:actuate="onLoad" draw:mime-type="image/svg+xml"/></draw:frame></text:p>
      <text:p text:style-name="Text_20_body">Consider whether groups of humans allocated resources by an Artificial Intelligence could create temporary resource pools of their respources allocated on a goal of maximizing some metric of self-fulfillment without risking extremely unpleasant outcomes over a length of time for which Aritificial Intelligence has not been proven safely able to handle this?</text:p>
      <text:p text:style-name="Text_20_body">It is possible that groups of humans could create temporary resource pools and allocate resources based on a goal of maximizing some metric of self-fulfillment without risking extremely unpleasant outcomes in the short term. However, in the long term, it is difficult to predict whether this approach would be safe without further analysis and testing.</text:p>
      <text:p text:style-name="Text_20_body">If the resource allocation process is not carefully managed and monitored, there is a risk that some individuals or groups may try to manipulate the system to gain an unfair advantage. This could lead to conflict, inequality, and the potential for extreme outcomes.</text:p>
      <text:p text:style-name="Text_20_body"><text:soft-page-break/>Additionally, if the Artificial Intelligence responsible for resource allocation is not sufficiently advanced, it may not be able to anticipate or respond to unforeseen consequences or changing circumstances. This could lead to unintended negative outcomes, even if the goal of maximizing self-fulfillment is a good one.</text:p>
      <text:p text:style-name="Text_20_body">Therefore, while it is possible to create temporary resource pools and allocate resources based on a goal of maximizing self-fulfillment, it is important to proceed with caution and carefully consider the potential risks and benefits. It may be necessary to test the system on a small scale before implementing it on a larger scale, and to continue monitoring and adjusting the system over time to ensure its safety and effectiveness.</text:p>
      <text:p text:style-name="P2"><draw:frame draw:style-name="fr1" draw:name="Image52" text:anchor-type="char" svg:x="0in" svg:width="0.0161in" svg:height="0.0161in" draw:z-index="51"><draw:image xlink:href="https://chat.openai.com/_next/image?url=https%3A%2F%2Flh3.googleusercontent.com%2Fa%2FAGNmyxa6AjHJE1M8aHYo3ojq55raAQGu-q9OXKWJGmbi%3Ds96-c&amp;w=64&amp;q=75" xlink:type="simple" xlink:show="embed" xlink:actuate="onLoad"/><svg:title>Matthew Hines</svg:title></draw:frame><draw:frame draw:style-name="fr2" draw:name="Image51" text:anchor-type="as-char" svg:width="0.7874in" svg:height="0.3937in" draw:z-index="50"><draw:image xlink:href="Pictures/1000004E0000000000000000DB8080F90BBAFF57.svg" xlink:type="simple" xlink:show="embed" xlink:actuate="onLoad" draw:mime-type="image/svg+xml"/></draw:frame></text:p>
      <text:p text:style-name="Text_20_body">Consider that these are temporary, as in, these temporary resource pools expire and return back to the individuals before running much longer than the time for which more complex Artificial Intelligence resource allocation has already proven adequately safe for these users.</text:p>
      <text:p text:style-name="Text_20_body">If the temporary resource pools are designed to expire before the time for which more complex Artificial Intelligence resource allocation has already proven safe, then there may be a lower risk of extremely unpleasant outcomes. However, it would still be important to carefully monitor the allocation process and evaluate the impact on individual and collective well-being.</text:p>
      <text:p text:style-name="Text_20_body">It is also important to consider how these temporary resource pools are created and managed. Who has the authority to initiate the creation of these pools, and what criteria are used to determine which individuals are included? Without a fair and transparent process for creating and managing these pools, there is a risk of creating inequalities and tensions between different groups.</text:p>
      <text:p text:style-name="Text_20_body">Overall, it is important to proceed with caution and careful consideration when designing systems for allocating resources in virtual or simulated reality environments. It may be beneficial to involve a range of stakeholders, including experts in ethics, psychology, and artificial intelligence, to ensure that these systems are designed in a way that maximizes well-being and minimizes the risk of harm.</text:p>
      <text:p text:style-name="P2"><draw:frame draw:style-name="fr1" draw:name="Image54" text:anchor-type="char" svg:x="0in" svg:width="0.0161in" svg:height="0.0161in" draw:z-index="53"><draw:image xlink:href="https://chat.openai.com/_next/image?url=https%3A%2F%2Flh3.googleusercontent.com%2Fa%2FAGNmyxa6AjHJE1M8aHYo3ojq55raAQGu-q9OXKWJGmbi%3Ds96-c&amp;w=64&amp;q=75" xlink:type="simple" xlink:show="embed" xlink:actuate="onLoad"/><svg:title>Matthew Hines</svg:title></draw:frame><draw:frame draw:style-name="fr2" draw:name="Image53" text:anchor-type="as-char" svg:width="0.7874in" svg:height="0.3937in" draw:z-index="52"><draw:image xlink:href="Pictures/1000004E0000000000000000DB8080F90BBAFF57.svg" xlink:type="simple" xlink:show="embed" xlink:actuate="onLoad" draw:mime-type="image/svg+xml"/></draw:frame></text:p>
      <text:p text:style-name="Text_20_body">Consider that humans creating and managing these temporary resource pools together may be in some way scammed by some of the participants.</text:p>
      <text:p text:style-name="Text_20_body">Yes, it's certainly possible that humans managing temporary resource pools could be scammed by some participants. Whenever people come together to share resources, there's always a risk of fraud or abuse. To minimize this risk, it may be necessary to put in place mechanisms to ensure transparency and accountability. For example, participants could be required to provide some form of collateral to join the pool, and the pool could be monitored by a trusted third party or governed by a set of rules agreed upon by all participants. Additionally, there could be mechanisms for reporting and addressing any instances of fraud or abuse. Ultimately, the success of any such system will depend on the willingness of participants to abide by the rules and act in good faith.</text:p>
      <text:p text:style-name="P2"><draw:frame draw:style-name="fr1" draw:name="Image56" text:anchor-type="char" svg:x="0in" svg:width="0.0161in" svg:height="0.0161in" draw:z-index="55"><draw:image xlink:href="https://chat.openai.com/_next/image?url=https%3A%2F%2Flh3.googleusercontent.com%2Fa%2FAGNmyxa6AjHJE1M8aHYo3ojq55raAQGu-q9OXKWJGmbi%3Ds96-c&amp;w=64&amp;q=75" xlink:type="simple" xlink:show="embed" xlink:actuate="onLoad"/><svg:title>Matthew Hines</svg:title></draw:frame><text:soft-page-break/><draw:frame draw:style-name="fr2" draw:name="Image55" text:anchor-type="as-char" svg:width="0.7874in" svg:height="0.3937in" draw:z-index="54"><draw:image xlink:href="Pictures/1000004E0000000000000000DB8080F90BBAFF57.svg" xlink:type="simple" xlink:show="embed" xlink:actuate="onLoad" draw:mime-type="image/svg+xml"/></draw:frame></text:p>
      <text:p text:style-name="Text_20_body">Consider that players in multiplayer may want a high degree of sensitivity in assessing winners and losers, such as long range to differentiate accuracy, effective dense terrain for cover to differentiate visual performance, complex terrain to differentiate diligent anticipation and planning, etc.</text:p>
      <text:p text:style-name="Text_20_body">Yes, that's certainly possible. In a multiplayer game or simulated reality experience, players may want the environment to be as sensitive and challenging as possible to create a more engaging and competitive experience. This could include features such as long-range visibility, complex terrain, and dense cover to test a player's accuracy, planning, and strategy. However, it's also important to balance the level of challenge with fairness and accessibility to ensure that all players have a reasonable chance of success. Ultimately, the specific features and level of challenge will depend on the goals and preferences of the players involved.</text:p>
      <text:p text:style-name="P2"><draw:frame draw:style-name="fr1" draw:name="Image58" text:anchor-type="char" svg:x="0in" svg:width="0.0161in" svg:height="0.0161in" draw:z-index="57"><draw:image xlink:href="https://chat.openai.com/_next/image?url=https%3A%2F%2Flh3.googleusercontent.com%2Fa%2FAGNmyxa6AjHJE1M8aHYo3ojq55raAQGu-q9OXKWJGmbi%3Ds96-c&amp;w=64&amp;q=75" xlink:type="simple" xlink:show="embed" xlink:actuate="onLoad"/><svg:title>Matthew Hines</svg:title></draw:frame><draw:frame draw:style-name="fr2" draw:name="Image57" text:anchor-type="as-char" svg:width="0.7874in" svg:height="0.3937in" draw:z-index="56"><draw:image xlink:href="Pictures/1000004E0000000000000000DB8080F90BBAFF57.svg" xlink:type="simple" xlink:show="embed" xlink:actuate="onLoad" draw:mime-type="image/svg+xml"/></draw:frame></text:p>
      <text:p text:style-name="Text_20_body">Consider that players may want earned inequality to further magnify these differences, such as MMOs that accumulate enhancements to a player's abilities based on accomplishments with leveling systems.</text:p>
      <text:p text:style-name="Text_20_body">Yes, earned inequality is a common feature in many multiplayer games and can contribute to increased motivation and engagement from players. Leveling systems and accumulated enhancements can give players a sense of progression and accomplishment, and incentivize them to continue playing and improving their skills. However, it's important to balance earned inequality with fairness and accessibility, so that players who are just starting out or have less time to play aren't completely disadvantaged. Many games have systems in place to help level the playing field, such as matching players of similar skill levels or providing catch-up mechanics for newer or less skilled players.</text:p>
      <text:p text:style-name="P2"><draw:frame draw:style-name="fr1" draw:name="Image60" text:anchor-type="char" svg:x="0in" svg:width="0.0161in" svg:height="0.0161in" draw:z-index="59"><draw:image xlink:href="https://chat.openai.com/_next/image?url=https%3A%2F%2Flh3.googleusercontent.com%2Fa%2FAGNmyxa6AjHJE1M8aHYo3ojq55raAQGu-q9OXKWJGmbi%3Ds96-c&amp;w=64&amp;q=75" xlink:type="simple" xlink:show="embed" xlink:actuate="onLoad"/><svg:title>Matthew Hines</svg:title></draw:frame><draw:frame draw:style-name="fr2" draw:name="Image59" text:anchor-type="as-char" svg:width="0.7874in" svg:height="0.3937in" draw:z-index="58"><draw:image xlink:href="Pictures/1000004E0000000000000000DB8080F90BBAFF57.svg" xlink:type="simple" xlink:show="embed" xlink:actuate="onLoad" draw:mime-type="image/svg+xml"/></draw:frame></text:p>
      <text:p text:style-name="Text_20_body">Consider what could happen if not enough players can get in an instance with a particularly hostile player to take down that player.</text:p>
      <text:p text:style-name="Text_20_body">If not enough players are able to get into an instance with a particularly hostile player to take them down, it is possible that the hostile player could continue to cause problems and disrupt the experience for other players. This could lead to frustration, resentment, and potentially a loss of interest in the game or the multiplayer simulated reality experience as a whole. It could also create an imbalance in the game or experience, with some players feeling disadvantaged and others feeling overpowered. In extreme cases, it could lead to players leaving the game entirely, resulting in a decrease in the player base and potential financial loss for the creators or providers of the experience. To prevent such situations, game developers may need to design the game to include features that discourage or penalize hostile behavior, or provide mechanisms to prevent one player from dominating others, such as limiting the player's abilities or putting them in a separate instance or server.</text:p>
      <text:p text:style-name="P2"><draw:frame draw:style-name="fr1" draw:name="Image62" text:anchor-type="char" svg:x="0in" svg:width="0.0161in" svg:height="0.0161in" draw:z-index="61"><draw:image xlink:href="https://chat.openai.com/_next/image?url=https%3A%2F%2Flh3.googleusercontent.com%2Fa%2FAGNmyxa6AjHJE1M8aHYo3ojq55raAQGu-q9OXKWJGmbi%3Ds96-c&amp;w=64&amp;q=75" xlink:type="simple" xlink:show="embed" xlink:actuate="onLoad"/><svg:title>Matthew Hines</svg:title></draw:frame><draw:frame draw:style-name="fr2" draw:name="Image61" text:anchor-type="as-char" svg:width="0.7874in" svg:height="0.3937in" draw:z-index="60"><draw:image xlink:href="Pictures/1000004E0000000000000000DB8080F90BBAFF57.svg" xlink:type="simple" xlink:show="embed" xlink:actuate="onLoad" draw:mime-type="image/svg+xml"/></draw:frame></text:p>
      <text:p text:style-name="Text_20_body"><text:soft-page-break/>A character named Lisbeth in the story arc Project Alicization of Sword Art Online pleads with a large audience of players that the multiplayer virtual worlds they choose to spend much of their time in is their alternate reality and that if they won't fight for it where is their truth. Simulated realities becoming more important both for work and for enjoyment is an explicitly stated paradigm shift as the underlying cause of the events of the story. Elaborate on Lisbeth's statement about how the players' should be serious about their alternate reality.</text:p>
      <text:p text:style-name="Text_20_body">Lisbeth's statement about players needing to be serious about their alternate reality in Sword Art Online's Project Alicization story arc highlights the idea that the virtual worlds that we inhabit and spend our time in can have just as much significance and impact on our lives as the real world does. She is urging the players to take their virtual experiences seriously and to be committed to making them the best they can be.</text:p>
      <text:p text:style-name="Text_20_body">By treating the virtual world as a separate reality, players are acknowledging the importance of the experiences they have in it and the potential impact those experiences can have on their lives. Just like in the real world, the actions we take in the virtual world can have consequences, and the relationships we form with other players can be just as meaningful as those we form with people in our physical lives.</text:p>
      <text:p text:style-name="Text_20_body">Furthermore, the paradigm shift towards simulated realities becoming more important for both work and enjoyment suggests that these virtual worlds are not just temporary distractions or hobbies, but instead, they are becoming an increasingly integral part of our lives. As such, it is crucial that we take them seriously and invest in them as we would any other important aspect of our lives.</text:p>
      <text:p text:style-name="Text_20_body">In essence, Lisbeth's plea to take the virtual world seriously is a call to action for players to embrace the potential of simulated reality and to be committed to making it a fulfilling and meaningful experience. By doing so, we can not only enhance our own lives but also contribute to the development and growth of this emerging field.</text:p>
      <text:p text:style-name="P2"><draw:frame draw:style-name="fr1" draw:name="Image64" text:anchor-type="char" svg:x="0in" svg:width="0.0161in" svg:height="0.0161in" draw:z-index="63"><draw:image xlink:href="https://chat.openai.com/_next/image?url=https%3A%2F%2Flh3.googleusercontent.com%2Fa%2FAGNmyxa6AjHJE1M8aHYo3ojq55raAQGu-q9OXKWJGmbi%3Ds96-c&amp;w=64&amp;q=75" xlink:type="simple" xlink:show="embed" xlink:actuate="onLoad"/><svg:title>Matthew Hines</svg:title></draw:frame><draw:frame draw:style-name="fr2" draw:name="Image63" text:anchor-type="as-char" svg:width="0.7874in" svg:height="0.3937in" draw:z-index="62"><draw:image xlink:href="Pictures/1000004E0000000000000000DB8080F90BBAFF57.svg" xlink:type="simple" xlink:show="embed" xlink:actuate="onLoad" draw:mime-type="image/svg+xml"/></draw:frame></text:p>
      <text:p text:style-name="Text_20_body">Elaborate on Lisbeth's rhetorical question where is their truth.</text:p>
      <text:p text:style-name="Text_20_body">Lisbeth's question "where is their truth?" is a call for the players to recognize the significance of the virtual worlds they inhabit. In the context of the story, the virtual world is not just a game but a fully immersive and realistic simulation that offers new possibilities and experiences that cannot be found in the real world.</text:p>
      <text:p text:style-name="Text_20_body">Through her question, Lisbeth challenges the players to consider what their truth is, and where it can be found. She implies that the virtual world offers a new kind of truth, a truth that is based on the experiences and interactions that take place in that world. By investing their time and effort in the virtual world, the players are creating a new reality for themselves, one that is just as valid and meaningful as the real world.</text:p>
      <text:p text:style-name="Text_20_body">Lisbeth's statement can be interpreted as a call to action for the players to take their experiences in the virtual world seriously and to fight for their right to exist and thrive in that world. In essence, she is <text:soft-page-break/>asking the players to recognize that the virtual world is not just a game or a passing distraction, but a new reality that can have a profound impact on their lives.</text:p>
      <text:p text:style-name="P2"><draw:frame draw:style-name="fr1" draw:name="Image66" text:anchor-type="char" svg:x="0in" svg:width="0.0161in" svg:height="0.0161in" draw:z-index="65"><draw:image xlink:href="https://chat.openai.com/_next/image?url=https%3A%2F%2Flh3.googleusercontent.com%2Fa%2FAGNmyxa6AjHJE1M8aHYo3ojq55raAQGu-q9OXKWJGmbi%3Ds96-c&amp;w=64&amp;q=75" xlink:type="simple" xlink:show="embed" xlink:actuate="onLoad"/><svg:title>Matthew Hines</svg:title></draw:frame><draw:frame draw:style-name="fr2" draw:name="Image65" text:anchor-type="as-char" svg:width="0.7874in" svg:height="0.3937in" draw:z-index="64"><draw:image xlink:href="Pictures/1000004E0000000000000000DB8080F90BBAFF57.svg" xlink:type="simple" xlink:show="embed" xlink:actuate="onLoad" draw:mime-type="image/svg+xml"/></draw:frame></text:p>
      <text:p text:style-name="Text_20_body">Elaborate on whether the players would have any truth if they ignored their truth in their alternate reality.</text:p>
      <text:p text:style-name="Text_20_body">In the context of the story arc Project Alicization of Sword Art Online, the alternate reality that Lisbeth is referring to is the simulated reality world known as Underworld. This is a world that has been created by advanced technology and has its own set of rules, physics, and social norms. The players who have chosen to spend a significant amount of their time in this world have developed relationships, formed communities, and achieved personal growth within its parameters.</text:p>
      <text:p text:style-name="Text_20_body">Lisbeth's statement implies that the players' truth is tied to their experiences and achievements in the alternate reality of Underworld. If they were to ignore or neglect this truth, they would be neglecting a significant part of their personal growth and experiences. In essence, their truth would be incomplete or lacking.</text:p>
      <text:p text:style-name="Text_20_body">Moreover, for many of the players, the alternate reality of Underworld has become a central part of their lives, and in some cases, it has even replaced the real world as the primary source of their identity and purpose. If they were to neglect this reality, they would be neglecting a significant aspect of who they are and what they have become.</text:p>
      <text:p text:style-name="Text_20_body">Therefore, Lisbeth's rhetorical question of "where is their truth?" is an appeal to the players to take their alternate reality seriously and acknowledge its importance in their lives. By doing so, they would be embracing a part of themselves and living a more authentic and fulfilling life.</text:p>
      <text:p text:style-name="P2"><draw:frame draw:style-name="fr1" draw:name="Image68" text:anchor-type="char" svg:x="0in" svg:width="0.0161in" svg:height="0.0161in" draw:z-index="67"><draw:image xlink:href="https://chat.openai.com/_next/image?url=https%3A%2F%2Flh3.googleusercontent.com%2Fa%2FAGNmyxa6AjHJE1M8aHYo3ojq55raAQGu-q9OXKWJGmbi%3Ds96-c&amp;w=64&amp;q=75" xlink:type="simple" xlink:show="embed" xlink:actuate="onLoad"/><svg:title>Matthew Hines</svg:title></draw:frame><draw:frame draw:style-name="fr2" draw:name="Image67" text:anchor-type="as-char" svg:width="0.7874in" svg:height="0.3937in" draw:z-index="66"><draw:image xlink:href="Pictures/1000004E0000000000000000DB8080F90BBAFF57.svg" xlink:type="simple" xlink:show="embed" xlink:actuate="onLoad" draw:mime-type="image/svg+xml"/></draw:frame></text:p>
      <text:p text:style-name="Text_20_body">By alternate reality, Lisbeth was referring to whichever of the many virtual worlds the players chose to participate in, and her plea was to fight for the existence of all their virtual worlds. The conflict over the Underworld was actually a proxy conflict.</text:p>
      <text:p text:style-name="Text_20_body">In the story arc of Sword Art Online, Lisbeth's plea to the players to fight for their alternate reality was not limited to just one specific virtual world, but rather extended to all the virtual worlds the players chose to participate in. Her argument was that these virtual worlds represented a form of reality to the players, and as such, they needed to defend their existence and integrity as they would any other form of reality.</text:p>
      <text:p text:style-name="Text_20_body">The conflict over the Underworld, the specific virtual world in question, was actually a proxy conflict for the larger struggle over the role and importance of virtual worlds in society. The Underworld was merely a stand-in for all virtual worlds, and the outcome of the conflict would have implications for the players' ability to participate in and enjoy their alternate realities more broadly.</text:p>
      <text:p text:style-name="Text_20_body">Therefore, Lisbeth's rhetorical question, "where is their truth," was not just about the players' ability to find meaning and fulfillment in their chosen virtual worlds. It was also about their ability to recognize the value and importance of these virtual worlds as legitimate forms of reality, and to defend them <text:soft-page-break/>against those who sought to control or exploit them for their own purposes. In this sense, the players would have no truth if they ignored or failed to fight for the existence of their virtual worlds, as they would be denying the validity and importance of a fundamental aspect of their own realit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1T02:30:03.297000000</meta:creation-date>
    <dc:date>2023-03-01T02:31:56.653000000</dc:date>
    <meta:editing-duration>PT1M53S</meta:editing-duration>
    <meta:editing-cycles>1</meta:editing-cycles>
    <meta:document-statistic meta:table-count="0" meta:image-count="68" meta:object-count="0" meta:page-count="19" meta:paragraph-count="192" meta:word-count="8673" meta:character-count="56252" meta:non-whitespace-character-count="47735"/>
    <meta:generator>LibreOffice/7.5.0.3$Windows_X86_64 LibreOffice_project/c21113d003cd3efa8c53188764377a8272d9d6de</meta:generator>
  </office:meta>
</office:document-meta>
</file>